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Product Catalog with Filters&lt;/title&gt;</text:p>
      <text:p text:style-name="Standard">&lt;style&gt;</text:p>
      <text:p text:style-name="Standard"><text:s text:c="2"/>* { box-sizing: border-box; }</text:p>
      <text:p text:style-name="Standard"><text:s text:c="2"/>body {</text:p>
      <text:p text:style-name="Standard"><text:s text:c="4"/>font-family: Arial, sans-serif;</text:p>
      <text:p text:style-name="Standard"><text:s text:c="4"/>margin: 0;</text:p>
      <text:p text:style-name="Standard"><text:s text:c="4"/>padding: 0;</text:p>
      <text:p text:style-name="Standard"><text:s text:c="4"/>background: #f5f6fa;</text:p>
      <text:p text:style-name="Standard"><text:s text:c="2"/>}</text:p>
      <text:p text:style-name="Standard"><text:s text:c="2"/>header {</text:p>
      <text:p text:style-name="Standard"><text:s text:c="4"/>background: #2f3640;</text:p>
      <text:p text:style-name="Standard"><text:s text:c="4"/>color: white;</text:p>
      <text:p text:style-name="Standard"><text:s text:c="4"/>padding: 1em;</text:p>
      <text:p text:style-name="Standard"><text:s text:c="4"/>text-align: center;</text:p>
      <text:p text:style-name="Standard"><text:s text:c="2"/>}</text:p>
      <text:p text:style-name="Standard"><text:soft-page-break/><text:s text:c="2"/>.container {</text:p>
      <text:p text:style-name="Standard"><text:s text:c="4"/>display: flex;</text:p>
      <text:p text:style-name="Standard"><text:s text:c="4"/>padding: 1em;</text:p>
      <text:p text:style-name="Standard"><text:s text:c="2"/>}</text:p>
      <text:p text:style-name="Standard"><text:s text:c="2"/>.filters {</text:p>
      <text:p text:style-name="Standard"><text:s text:c="4"/>width: 250px;</text:p>
      <text:p text:style-name="Standard"><text:s text:c="4"/>background: #fff;</text:p>
      <text:p text:style-name="Standard"><text:s text:c="4"/>padding: 1em;</text:p>
      <text:p text:style-name="Standard"><text:s text:c="4"/>border-radius: 8px;</text:p>
      <text:p text:style-name="Standard"><text:s text:c="4"/>margin-right: 1em;</text:p>
      <text:p text:style-name="Standard"><text:s text:c="4"/>height: fit-content;</text:p>
      <text:p text:style-name="Standard"><text:s text:c="2"/>}</text:p>
      <text:p text:style-name="Standard"><text:s text:c="2"/>.filters h3 {</text:p>
      <text:p text:style-name="Standard"><text:s text:c="4"/>border-bottom: 2px solid #ddd;</text:p>
      <text:p text:style-name="Standard"><text:s text:c="4"/>padding-bottom: 5px;</text:p>
      <text:p text:style-name="Standard"><text:s text:c="4"/>margin-bottom: 10px;</text:p>
      <text:p text:style-name="Standard"><text:s text:c="2"/>}</text:p>
      <text:p text:style-name="Standard"><text:s text:c="2"/>.filter-group {</text:p>
      <text:p text:style-name="Standard"><text:s text:c="4"/>margin-bottom: 15px;</text:p>
      <text:p text:style-name="Standard"><text:s text:c="2"/>}</text:p>
      <text:p text:style-name="Standard"><text:s text:c="2"/>.filter-group label {</text:p>
      <text:p text:style-name="Standard"><text:soft-page-break/><text:s text:c="4"/>display: block;</text:p>
      <text:p text:style-name="Standard"><text:s text:c="4"/>margin-bottom: 5px;</text:p>
      <text:p text:style-name="Standard"><text:s text:c="4"/>font-weight: bold;</text:p>
      <text:p text:style-name="Standard"><text:s text:c="2"/>}</text:p>
      <text:p text:style-name="Standard"><text:s text:c="2"/>.products {</text:p>
      <text:p text:style-name="Standard"><text:s text:c="4"/>flex: 1;</text:p>
      <text:p text:style-name="Standard"><text:s text:c="4"/>display: grid;</text:p>
      <text:p text:style-name="Standard"><text:s text:c="4"/>grid-template-columns: repeat(auto-fill, minmax(220px, 1fr));</text:p>
      <text:p text:style-name="Standard"><text:s text:c="4"/>gap: 1em;</text:p>
      <text:p text:style-name="Standard"><text:s text:c="2"/>}</text:p>
      <text:p text:style-name="Standard"><text:s text:c="2"/>.product {</text:p>
      <text:p text:style-name="Standard"><text:s text:c="4"/>background: white;</text:p>
      <text:p text:style-name="Standard"><text:s text:c="4"/>border-radius: 8px;</text:p>
      <text:p text:style-name="Standard"><text:s text:c="4"/>box-shadow: 0 2px 5px rgba(0,0,0,0.1);</text:p>
      <text:p text:style-name="Standard"><text:s text:c="4"/>padding: 10px;</text:p>
      <text:p text:style-name="Standard"><text:s text:c="4"/>text-align: center;</text:p>
      <text:p text:style-name="Standard"><text:s text:c="4"/>transition: transform 0.2s;</text:p>
      <text:p text:style-name="Standard"><text:s text:c="2"/>}</text:p>
      <text:p text:style-name="Standard"><text:s text:c="2"/>.product:hover {</text:p>
      <text:p text:style-name="Standard"><text:s text:c="4"/>transform: translateY(-5px);</text:p>
      <text:p text:style-name="Standard"><text:s text:c="2"/>}</text:p>
      <text:p text:style-name="Standard"><text:soft-page-break/><text:s text:c="2"/>.product img {</text:p>
      <text:p text:style-name="Standard"><text:s text:c="4"/>width: 100%;</text:p>
      <text:p text:style-name="Standard"><text:s text:c="4"/>height: 150px;</text:p>
      <text:p text:style-name="Standard"><text:s text:c="4"/>object-fit: cover;</text:p>
      <text:p text:style-name="Standard"><text:s text:c="4"/>border-radius: 6px;</text:p>
      <text:p text:style-name="Standard"><text:s text:c="2"/>}</text:p>
      <text:p text:style-name="Standard"><text:s text:c="2"/>.product h4 {</text:p>
      <text:p text:style-name="Standard"><text:s text:c="4"/>margin: 10px 0 5px;</text:p>
      <text:p text:style-name="Standard"><text:s text:c="2"/>}</text:p>
      <text:p text:style-name="Standard"><text:s text:c="2"/>.product p {</text:p>
      <text:p text:style-name="Standard"><text:s text:c="4"/>color: #555;</text:p>
      <text:p text:style-name="Standard"><text:s text:c="4"/>margin: 5px 0;</text:p>
      <text:p text:style-name="Standard"><text:s text:c="2"/>}</text:p>
      <text:p text:style-name="Standard"><text:s text:c="2"/>.price {</text:p>
      <text:p text:style-name="Standard"><text:s text:c="4"/>color: #e67e22;</text:p>
      <text:p text:style-name="Standard"><text:s text:c="4"/>font-weight: bold;</text:p>
      <text:p text:style-name="Standard"><text:s text:c="2"/>}</text:p>
      <text:p text:style-name="Standard"><text:s text:c="2"/>input[type="range"] {</text:p>
      <text:p text:style-name="Standard"><text:s text:c="4"/>width: 100%;</text:p>
      <text:p text:style-name="Standard"><text:s text:c="2"/>}</text:p>
      <text:p text:style-name="Standard"><text:s text:c="2"/>#searchInput {</text:p>
      <text:p text:style-name="Standard"><text:soft-page-break/><text:s text:c="4"/>width: 100%;</text:p>
      <text:p text:style-name="Standard"><text:s text:c="4"/>padding: 6px;</text:p>
      <text:p text:style-name="Standard"><text:s text:c="4"/>border: 1px solid #ccc;</text:p>
      <text:p text:style-name="Standard"><text:s text:c="4"/>border-radius: 4px;</text:p>
      <text:p text:style-name="Standard"><text:s text:c="2"/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eader&gt;</text:p>
      <text:p text:style-name="Standard"><text:s text:c="2"/>&lt;h1&gt;🛍️ Product Catalog&lt;/h1&gt;</text:p>
      <text:p text:style-name="Standard">&lt;/header&gt;</text:p>
      <text:p text:style-name="Standard"/>
      <text:p text:style-name="Standard">&lt;div class="container"&gt;</text:p>
      <text:p text:style-name="Standard"><text:s text:c="2"/>&lt;div class="filters"&gt;</text:p>
      <text:p text:style-name="Standard"><text:s text:c="4"/>&lt;h3&gt;Filters&lt;/h3&gt;</text:p>
      <text:p text:style-name="Standard"/>
      <text:p text:style-name="Standard"><text:s text:c="4"/>&lt;div class="filter-group"&gt;</text:p>
      <text:p text:style-name="Standard"><text:s text:c="6"/>&lt;label for="searchInput"&gt;Search&lt;/label&gt;</text:p>
      <text:p text:style-name="Standard"><text:s text:c="6"/>&lt;input type="text" id="searchInput" placeholder="Search products..."&gt;</text:p>
      <text:p text:style-name="Standard"><text:s text:c="4"/>&lt;/div&gt;</text:p>
      <text:p text:style-name="Standard"><text:soft-page-break/></text:p>
      <text:p text:style-name="Standard"><text:s text:c="4"/>&lt;div class="filter-group"&gt;</text:p>
      <text:p text:style-name="Standard"><text:s text:c="6"/>&lt;label&gt;Category&lt;/label&gt;</text:p>
      <text:p text:style-name="Standard"><text:s text:c="6"/>&lt;select id="categoryFilter"&gt;</text:p>
      <text:p text:style-name="Standard"><text:s text:c="8"/>&lt;option value="all"&gt;All&lt;/option&gt;</text:p>
      <text:p text:style-name="Standard"><text:s text:c="8"/>&lt;option value="electronics"&gt;Electronics&lt;/option&gt;</text:p>
      <text:p text:style-name="Standard"><text:s text:c="8"/>&lt;option value="clothing"&gt;Clothing&lt;/option&gt;</text:p>
      <text:p text:style-name="Standard"><text:s text:c="8"/>&lt;option value="home"&gt;Home&lt;/option&gt;</text:p>
      <text:p text:style-name="Standard"><text:s text:c="6"/>&lt;/select&gt;</text:p>
      <text:p text:style-name="Standard"><text:s text:c="4"/>&lt;/div&gt;</text:p>
      <text:p text:style-name="Standard"/>
      <text:p text:style-name="Standard"><text:s text:c="4"/>&lt;div class="filter-group"&gt;</text:p>
      <text:p text:style-name="Standard"><text:s text:c="6"/>&lt;label&gt;Max Price: &lt;span id="priceValue"&gt;$1000&lt;/span&gt;&lt;/label&gt;</text:p>
      <text:p text:style-name="Standard"><text:s text:c="6"/>&lt;input type="range" id="priceFilter" min="0" max="1000" value="1000"&gt;</text:p>
      <text:p text:style-name="Standard"><text:s text:c="4"/>&lt;/div&gt;</text:p>
      <text:p text:style-name="Standard"><text:s text:c="2"/>&lt;/div&gt;</text:p>
      <text:p text:style-name="Standard"/>
      <text:p text:style-name="Standard"><text:s text:c="2"/>&lt;div class="products" id="productList"&gt;</text:p>
      <text:p text:style-name="Standard"><text:s text:c="4"/>&lt;!-- Products will appear here --&gt;</text:p>
      <text:p text:style-name="Standard"><text:s text:c="2"/>&lt;/div&gt;</text:p>
      <text:p text:style-name="Standard">&lt;/div&gt;</text:p>
      <text:p text:style-name="Standard"><text:soft-page-break/></text:p>
      <text:p text:style-name="Standard">&lt;script&gt;</text:p>
      <text:p text:style-name="Standard">const products = [</text:p>
      <text:p text:style-name="Standard"><text:s text:c="2"/>{ id: 1, name: "Smartphone", category: "electronics", price: 699, image: "https://via.placeholder.com/220x150?text=Smartphone" },</text:p>
      <text:p text:style-name="Standard"><text:s text:c="2"/>{ id: 2, name: "Laptop", category: "electronics", price: 999, image: "https://via.placeholder.com/220x150?text=Laptop" },</text:p>
      <text:p text:style-name="Standard"><text:s text:c="2"/>{ id: 3, name: "Headphones", category: "electronics", price: 199, image: "https://via.placeholder.com/220x150?text=Headphones" },</text:p>
      <text:p text:style-name="Standard"><text:s text:c="2"/>{ id: 4, name: "T-Shirt", category: "clothing", price: 29, image: "https://via.placeholder.com/220x150?text=T-Shirt" },</text:p>
      <text:p text:style-name="Standard"><text:s text:c="2"/>{ id: 5, name: "Jeans", category: "clothing", price: 49, image: "https://via.placeholder.com/220x150?text=Jeans" },</text:p>
      <text:p text:style-name="Standard"><text:s text:c="2"/>{ id: 6, name: "Sneakers", category: "clothing", price: 89, image: "https://via.placeholder.com/220x150?text=Sneakers" },</text:p>
      <text:p text:style-name="Standard"><text:s text:c="2"/>{ id: 7, name: "Coffee Maker", category: "home", price: 120, image: "https://via.placeholder.com/220x150?text=Coffee+Maker" },</text:p>
      <text:p text:style-name="Standard"><text:s text:c="2"/>{ id: 8, name: "Lamp", category: "home", price: 45, image: "https://via.placeholder.com/220x150?text=Lamp" },</text:p>
      <text:p text:style-name="Standard"><text:s text:c="2"/>{ id: 9, name: "Vacuum Cleaner", category: "home", price: 250, image: "https://via.placeholder.com/220x150?text=Vacuum+Cleaner" },</text:p>
      <text:p text:style-name="Standard">];</text:p>
      <text:p text:style-name="Standard"/>
      <text:p text:style-name="Standard">const productList = document.getElementById("productList");</text:p>
      <text:p text:style-name="Standard">const searchInput = document.getElementById("searchInput");</text:p>
      <text:p text:style-name="Standard">const categoryFilter = document.getElementById("categoryFilter");</text:p>
      <text:p text:style-name="Standard">const priceFilter = document.getElementById("priceFilter");</text:p>
      <text:p text:style-name="Standard">const priceValue = document.getElementById("priceValue");</text:p>
      <text:p text:style-name="Standard"/>
      <text:p text:style-name="Standard">function renderProducts(filteredProducts) {</text:p>
      <text:p text:style-name="Standard"><text:soft-page-break/><text:s text:c="2"/>productList.innerHTML = "";</text:p>
      <text:p text:style-name="Standard"><text:s text:c="2"/>if (filteredProducts.length === 0) {</text:p>
      <text:p text:style-name="Standard"><text:s text:c="4"/>productList.innerHTML = "&lt;p&gt;No products found.&lt;/p&gt;";</text:p>
      <text:p text:style-name="Standard"><text:s text:c="4"/>return;</text:p>
      <text:p text:style-name="Standard"><text:s text:c="2"/>}</text:p>
      <text:p text:style-name="Standard"><text:s text:c="2"/>filteredProducts.forEach(p =&gt; {</text:p>
      <text:p text:style-name="Standard"><text:s text:c="4"/>const div = document.createElement("div");</text:p>
      <text:p text:style-name="Standard"><text:s text:c="4"/>div.className = "product";</text:p>
      <text:p text:style-name="Standard"><text:s text:c="4"/>div.innerHTML = `</text:p>
      <text:p text:style-name="Standard"><text:s text:c="6"/>&lt;img src="${p.image}" alt="${p.name}"&gt;</text:p>
      <text:p text:style-name="Standard"><text:s text:c="6"/>&lt;h4&gt;${p.name}&lt;/h4&gt;</text:p>
      <text:p text:style-name="Standard"><text:s text:c="6"/>&lt;p class="price"&gt;$${p.price}&lt;/p&gt;</text:p>
      <text:p text:style-name="Standard"><text:s text:c="6"/>&lt;p&gt;${p.category}&lt;/p&gt;</text:p>
      <text:p text:style-name="Standard"><text:s text:c="4"/>`;</text:p>
      <text:p text:style-name="Standard"><text:s text:c="4"/>productList.appendChild(div);</text:p>
      <text:p text:style-name="Standard"><text:s text:c="2"/>});</text:p>
      <text:p text:style-name="Standard">}</text:p>
      <text:p text:style-name="Standard"/>
      <text:p text:style-name="Standard">function applyFilters() {</text:p>
      <text:p text:style-name="Standard"><text:s text:c="2"/>const searchText = searchInput.value.toLowerCase();</text:p>
      <text:p text:style-name="Standard"><text:s text:c="2"/>const selectedCategory = categoryFilter.value;</text:p>
      <text:p text:style-name="Standard"><text:soft-page-break/><text:s text:c="2"/>const maxPrice = parseInt(priceFilter.value);</text:p>
      <text:p text:style-name="Standard"/>
      <text:p text:style-name="Standard"><text:s text:c="2"/>const filtered = products.filter(p =&gt; {</text:p>
      <text:p text:style-name="Standard"><text:s text:c="4"/>const matchesCategory = selectedCategory === "all" || p.category === selectedCategory;</text:p>
      <text:p text:style-name="Standard"><text:s text:c="4"/>const matchesSearch = p.name.toLowerCase().includes(searchText);</text:p>
      <text:p text:style-name="Standard"><text:s text:c="4"/>const matchesPrice = p.price &lt;= maxPrice;</text:p>
      <text:p text:style-name="Standard"><text:s text:c="4"/>return matchesCategory &amp;&amp; matchesSearch &amp;&amp; matchesPrice;</text:p>
      <text:p text:style-name="Standard"><text:s text:c="2"/>});</text:p>
      <text:p text:style-name="Standard"><text:s text:c="2"/>renderProducts(filtered);</text:p>
      <text:p text:style-name="Standard">}</text:p>
      <text:p text:style-name="Standard"/>
      <text:p text:style-name="Standard">searchInput.addEventListener("input", applyFilters);</text:p>
      <text:p text:style-name="Standard">categoryFilter.addEventListener("change", applyFilters);</text:p>
      <text:p text:style-name="Standard">priceFilter.addEventListener("input", () =&gt; {</text:p>
      <text:p text:style-name="Standard"><text:s text:c="2"/>priceValue.textContent = `$${priceFilter.value}`;</text:p>
      <text:p text:style-name="Standard"><text:s text:c="2"/>applyFilters();</text:p>
      <text:p text:style-name="Standard">});</text:p>
      <text:p text:style-name="Standard"/>
      <text:p text:style-name="Standard">renderProducts(products);</text:p>
      <text:p text:style-name="Standard">&lt;/script&gt;</text:p>
      <text:p text:style-name="Standard"/>
      <text:p text:style-name="Standard"><text:soft-page-break/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76" meta:word-count="493" meta:character-count="5160" meta:non-whitespace-character-count="4358"/>
    <meta:generator>LibreOfficeDev/6.0.5.2$Linux_X86_64 LibreOffice_project/</meta:generator>
  </office:meta>
</office:document-meta>
</file>